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 Cyr" svg:font-family="'Times New Roman Cyr'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 Cyr" fo:font-size="12pt" officeooo:rsid="001cfbff" officeooo:paragraph-rsid="001cfbff" style:font-size-asian="12pt" style:font-size-complex="12pt"/>
    </style:style>
    <style:style style:name="P2" style:family="paragraph" style:parent-style-name="Standard">
      <style:paragraph-properties fo:text-align="justify" style:justify-single-word="false">
        <style:tab-stops/>
      </style:paragraph-properties>
      <style:text-properties style:font-name="Times New Roman Cyr" fo:font-size="12pt" officeooo:rsid="001cfbff" officeooo:paragraph-rsid="001cfbff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Times New Roman Cyr" fo:font-size="12pt" officeooo:rsid="001d5a7a" officeooo:paragraph-rsid="001cfbff" style:font-size-asian="12pt" style:font-size-complex="12pt"/>
    </style:style>
    <style:style style:name="P4" style:family="paragraph" style:parent-style-name="Standard">
      <style:paragraph-properties fo:text-align="justify" style:justify-single-word="false">
        <style:tab-stops/>
      </style:paragraph-properties>
      <style:text-properties style:font-name="Times New Roman Cyr" fo:font-size="12pt" officeooo:rsid="001d5a7a" officeooo:paragraph-rsid="001cfbff" style:font-size-asian="12pt" style:font-size-complex="12pt"/>
    </style:style>
    <style:style style:name="P5" style:family="paragraph" style:parent-style-name="Text_20_body">
      <style:paragraph-properties fo:text-align="justify" style:justify-single-word="false"/>
      <style:text-properties style:font-name="Times New Roman Cyr" officeooo:rsid="001d5a7a" officeooo:paragraph-rsid="001cfbff"/>
    </style:style>
    <style:style style:name="P6" style:family="paragraph" style:parent-style-name="Text_20_body">
      <style:text-properties style:font-name="Times New Roman Cyr" fo:font-size="12pt" style:font-size-asian="12pt" style:font-size-complex="12pt"/>
    </style:style>
    <style:style style:name="P7" style:family="paragraph" style:parent-style-name="Text_20_body">
      <style:text-properties style:font-name="Times New Roman Cyr" fo:font-size="12pt" officeooo:rsid="001f5595" officeooo:paragraph-rsid="001f5595" style:font-size-asian="12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d5a7a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ed6a7"/>
    </style:style>
    <style:style style:name="T5" style:family="text">
      <style:text-properties officeooo:rsid="001ed6a7"/>
    </style:style>
    <style:style style:name="T6" style:family="text">
      <style:text-properties style:font-name="Times New Roman Cyr"/>
    </style:style>
    <style:style style:name="T7" style:family="text">
      <style:text-properties style:font-name="Times New Roman Cyr" officeooo:rsid="001ed6a7"/>
    </style:style>
    <style:style style:name="T8" style:family="text">
      <style:text-properties style:font-name="Times New Roman Cyr" fo:font-size="12pt" style:font-size-asian="12pt" style:font-size-complex="12pt"/>
    </style:style>
    <style:style style:name="T9" style:family="text">
      <style:text-properties style:font-name="Times New Roman Cyr" fo:font-size="12pt" officeooo:rsid="001ed6a7" style:font-size-asian="12pt" style:font-size-complex="12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officeooo:rsid="001ed6a7" style:font-size-asian="12pt" style:font-size-complex="12pt"/>
    </style:style>
    <style:style style:name="T12" style:family="text">
      <style:text-properties fo:font-size="12pt" style:text-underline-style="none" style:font-size-asian="12pt" style:font-size-complex="12pt"/>
    </style:style>
    <style:style style:name="T13" style:family="text">
      <style:text-properties fo:font-size="12pt" style:text-underline-style="none" officeooo:rsid="001ed6a7" style:font-size-asian="12pt" style:font-size-complex="12pt"/>
    </style:style>
    <style:style style:name="T14" style:family="text">
      <style:text-properties fo:font-size="12pt" style:text-underline-style="none" officeooo:rsid="001f5595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114"/></text:p>
      <text:p text:style-name="P1"><text:s text:c="127"/><text:span text:style-name="T2">P.O.BOX 785</text:span></text:p>
      <text:p text:style-name="P1"><text:s text:c="127"/><text:span text:style-name="T2">SHINYANGA</text:span></text:p>
      <text:p text:style-name="P1"><text:s text:c="127"/><text:span text:style-name="T2">18/02/2025.</text:span></text:p>
      <text:p text:style-name="P1"><text:s text:c="89"/></text:p>
      <text:p text:style-name="P1"><text:s/></text:p>
      <text:p text:style-name="P1"/>
      <text:p text:style-name="P1">TABORA <text:s/>POLYTECHNIC COLLEGE(T P C),</text:p>
      <text:p text:style-name="P1">P.O.BOX 1764 ,</text:p>
      <text:p text:style-name="P1">TABORA.</text:p>
      <text:p text:style-name="P1"><text:s text:c="16"/></text:p>
      <text:p text:style-name="P1"><text:s text:c="17"/>Dear;</text:p>
      <text:p text:style-name="P1"><text:s text:c="25"/>REF;<text:span text:style-name="T1">APPLICATION FOR TUTORIAL ASSISTANT INTERNSHIP .</text:span></text:p>
      <text:p text:style-name="P3"><text:span text:style-name="T3"/></text:p>
      <text:p text:style-name="P3"><text:span text:style-name="T3"/></text:p>
      <text:p text:style-name="P5"><text:span text:style-name="T12"><text:s text:c="6"/>I am writing to express my interest in the </text:span><text:span text:style-name="Strong_20_Emphasis"><text:span text:style-name="T12">Tutorial Assistant</text:span></text:span><text:span text:style-name="T12"> position at </text:span><text:span text:style-name="T13">your <text:s/>collage</text:span><text:span text:style-name="T12">. As a dedicated and passionate learner with a strong background in </text:span><text:span text:style-name="T13">Advanced Information Communication Technology </text:span><text:span text:style-name="T14">such microsoft offices and</text:span><text:span text:style-name="T12">,</text:span><text:span text:style-name="T14">business economic. </text:span><text:span text:style-name="T12">I am eager to contribute my skills in assisting students with their academic progress.</text:span></text:p>
      <text:p text:style-name="Text_20_body"><text:span text:style-name="T8"><text:s text:c="6"/>I am currently </text:span><text:span text:style-name="T9">a Graduate fresher from Collage of Business Education (CBE)</text:span><text:span text:style-name="T8">. I am confident that my </text:span><text:span text:style-name="Strong_20_Emphasis"><text:span text:style-name="T8">mention key skills </text:span></text:span><text:span text:style-name="Strong_20_Emphasis"><text:span text:style-name="T9">above </text:span></text:span><text:span text:style-name="Strong_20_Emphasis"><text:span text:style-name="T8">, </text:span></text:span><text:span text:style-name="T8"><text:s/>make me a suitable candidate for this role. I am eager to contribute to the academic success of students and collaborate with faculty to maintain a productive learning environment.</text:span></text:p>
      <text:p text:style-name="P6"><text:s text:c="6"/>I have attached my resume for your review. I would appreciate the opportunity to discuss how my skills align with this position. Please feel free to contact me at your convenience.</text:p>
      <text:p text:style-name="P6">Thank you for your time and consideration. I look forward to your positive response.</text:p>
      <text:p text:style-name="P7">Charles jumanne mpigachai</text:p>
      <text:p text:style-name="P7">0754013387</text:p>
      <text:p text:style-name="P7">charlesjumanne2000@gmail’com</text:p>
      <text:p text:style-name="P4"><text:span text:style-name="T3"/></text:p>
      <text:p text:style-name="P2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 Cyr" svg:font-family="'Times New Roman Cyr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7T01:54:07.034203300</meta:creation-date>
    <dc:date>2025-02-18T15:18:29.357894487</dc:date>
    <meta:editing-duration>PT10M32S</meta:editing-duration>
    <meta:editing-cycles>1</meta:editing-cycles>
    <meta:document-statistic meta:table-count="0" meta:image-count="0" meta:object-count="0" meta:page-count="1" meta:paragraph-count="19" meta:word-count="170" meta:character-count="1771" meta:non-whitespace-character-count="952"/>
    <meta:generator>LibreOffice/24.2.7.2$Linux_X86_64 LibreOffice_project/420$Build-2</meta:generator>
  </office:meta>
</office:document-meta>
</file>